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ext_20_body">
      <style:text-properties fo:font-size="2pt" style:font-size-asian="1.75pt" style:font-size-complex="2pt"/>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Table_20_Contents">
      <style:paragraph-properties fo:margin-left="0.199cm" fo:margin-right="0cm" fo:text-align="center" style:justify-single-word="false" fo:text-indent="0cm" style:auto-text-indent="false"/>
    </style:style>
    <style:style style:name="P21" style:family="paragraph" style:parent-style-name="Heading_20_1" style:master-page-name="Standard">
      <style:paragraph-properties style:page-number="auto"/>
    </style:style>
    <style:style style:name="P22" style:family="paragraph" style:parent-style-name="Titre_20_hors_20_contenu" style:master-page-name="Standard">
      <style:paragraph-properties style:page-number="auto"/>
    </style:style>
    <style:style style:name="P23" style:family="paragraph" style:parent-style-name="Text_20_body" style:master-page-name="First_20_Page">
      <style:paragraph-properties style:page-number="auto"/>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text-properties fo:font-style="italic" style:font-style-asian="italic" style:font-style-complex="italic"/>
    </style:style>
    <style:style style:name="P31"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user-defined style:data-style-name="N0" text:name="Éditeur">Amu Fsi 2014 B</text:user-defined></text:p>
          <text:p text:style-name="P8">Référence : <text:user-defined style:data-style-name="N0" text:name="Référence">GK-AF2014B-AMO-CR-003</text:user-defined></text:p>
          <text:p text:style-name="P8">Date : <text:date style:data-style-name="N84" text:date-value="2014-02-24T12:13:28.33">2014-02-24</text:date></text:p>
          <text:p text:style-name="P8">Version : <text:user-defined style:data-style-name="N0" text:name="Numéro du document">1.3</text:user-defined></text:p>
        </draw:text-box>
      </draw:frame>
      <draw:frame draw:style-name="fr3" draw:name="Cadre_couverture_date" text:anchor-type="page" text:anchor-page-number="1" svg:x="14.3cm" svg:y="0cm" svg:width="6.699cm" svg:height="4.001cm" draw:z-index="5">
        <draw:text-box>
          <text:p text:style-name="P9"><text:date style:data-style-name="N106" text:date-value="2014-02-24T12:13:28.33">2014</text:date></text:p>
        </draw:text-box>
      </draw:frame>
      <draw:frame draw:style-name="fr4" draw:name="Cadre4" text:anchor-type="page" text:anchor-page-number="1" svg:y="20.699cm" svg:width="13cm" svg:height="2cm" draw:z-index="6">
        <draw:text-box>
          <text:p text:style-name="P10"><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1" svg:x1="14.301cm" svg:y1="20.702cm" svg:x2="14.35cm" svg:y2="7.001cm">
        <text:p/>
      </draw:line>
      <draw:line text:anchor-type="page" text:anchor-page-number="1" draw:z-index="4" draw:style-name="gr2" draw:text-style-name="P31" svg:x1="14.3cm" svg:y1="29.701cm" svg:x2="14.304cm" svg:y2="27.7cm">
        <text:p/>
      </draw:line>
      <text:p text:style-name="P23"><draw:rect text:anchor-type="paragraph" draw:z-index="0" draw:style-name="gr1" draw:text-style-name="P31" svg:width="7.002cm" svg:height="29.701cm" svg:x="11.998cm" svg:y="-2cm"><text:p/></draw:rect></text:p>
      <text:p text:style-name="P22"><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3"><text:span text:style-name="T1">Cadon</text:span> Mehdi-Jonathan</text:p>
          </table:table-cell>
          <table:table-cell table:style-name="Tableau1.D2" office:value-type="string">
            <text:p text:style-name="P12">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3"><text:span text:style-name="T1">Toure</text:span> Ahoua Khady</text:p>
          </table:table-cell>
          <table:table-cell table:style-name="Tableau1.D3" office:value-type="string">
            <text:p text:style-name="P12">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13"><text:span text:style-name="T1">Cadon</text:span> Mehdi-Jonathan</text:p>
          </table:table-cell>
          <table:table-cell table:style-name="Tableau1.D3" office:value-type="string">
            <text:p text:style-name="P12">Mise à jour du contenu</text:p>
          </table:table-cell>
        </table:table-row>
        <table:table-row>
          <table:table-cell table:style-name="Tableau1.A2" office:value-type="string">
            <text:p text:style-name="P4">1.3</text:p>
          </table:table-cell>
          <table:table-cell table:style-name="Tableau1.A2" office:value-type="string">
            <text:p text:style-name="P4">2014-02-24</text:p>
          </table:table-cell>
          <table:table-cell table:style-name="Tableau1.A2" office:value-type="string">
            <text:p text:style-name="P13"><text:span text:style-name="T1">Pachy</text:span> Ravi</text:p>
          </table:table-cell>
          <table:table-cell table:style-name="Tableau1.D3" office:value-type="string">
            <text:p text:style-name="P12">Mise à jour du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1.3</text:p>
          </table:table-cell>
          <table:table-cell table:style-name="Tableau5.A2" office:value-type="string">
            <text:p text:style-name="P4">2014-02-24</text:p>
          </table:table-cell>
          <table:table-cell table:style-name="Tableau5.C2" office:value-type="string">
            <text:p text:style-name="P20"><text:span text:style-name="T1">Cadon</text:span> Mehdi-Jonathan</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1.3</text:p>
          </table:table-cell>
          <table:table-cell table:style-name="Tableau6.A2" office:value-type="string">
            <text:p text:style-name="P4"/>
          </table:table-cell>
          <table:table-cell table:style-name="Tableau6.C2" office:value-type="string">
            <text:p text:style-name="P6"><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3"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3" office:value-type="string">
            <text:p text:style-name="P6">mehdi-jonathan@hotmail.fr</text:p>
          </table:table-cell>
        </table:table-row>
        <table:table-row>
          <table:table-cell table:style-name="Tableau2.A5" office:value-type="string">
            <text:p text:style-name="P4"><text:span text:style-name="T1">Gairoard</text:span> Lionel</text:p>
          </table:table-cell>
          <table:table-cell table:style-name="Tableau2.B3" office:value-type="string">
            <text:p text:style-name="P6">lionel.gairoard@gmail.com</text:p>
          </table:table-cell>
        </table:table-row>
        <table:table-row>
          <table:table-cell table:style-name="Tableau2.A5" office:value-type="string">
            <text:p text:style-name="P4"><text:span text:style-name="T1">Pachy</text:span> Ravi</text:p>
          </table:table-cell>
          <table:table-cell table:style-name="Tableau2.B3" office:value-type="string">
            <text:p text:style-name="P6">pachy.ravi@gmail.com</text:p>
          </table:table-cell>
        </table:table-row>
        <table:table-row>
          <table:table-cell table:style-name="Tableau2.A5" office:value-type="string">
            <text:p text:style-name="P4"><text:span text:style-name="T1">Toure</text:span> Ahoua Khady</text:p>
          </table:table-cell>
          <table:table-cell table:style-name="Tableau2.B3" office:value-type="string">
            <text:p text:style-name="P6">takamor91@yahoo.fr</text:p>
          </table:table-cell>
        </table:table-row>
      </table:table>
      <text:p text:style-name="P1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7">Table des matières</text:p>
          </text:index-title>
          <text:p text:style-name="P18"><text:a xlink:type="simple" xlink:href="#__RefHeading__8552_1647095933" text:style-name="Internet_20_link" text:visited-style-name="Internet_20_link">1. Objectifs<text:tab/>4</text:a></text:p>
          <text:p text:style-name="P18"><text:a xlink:type="simple" xlink:href="#__RefHeading__744_573458206" text:style-name="Internet_20_link" text:visited-style-name="Internet_20_link">2. Acteurs<text:tab/>4</text:a></text:p>
          <text:p text:style-name="P18"><text:a xlink:type="simple" xlink:href="#__RefHeading__567_1663815017" text:style-name="Internet_20_link" text:visited-style-name="Internet_20_link">3. Points abordés<text:tab/>4</text:a></text:p>
          <text:p text:style-name="P15"><text:a xlink:type="simple" xlink:href="#__RefHeading__976_14744064" text:style-name="Internet_20_link" text:visited-style-name="Internet_20_link">3.1. Ordre du jour de la réunion du 2014-02-21<text:tab/>4</text:a></text:p>
          <text:p text:style-name="P15"><text:a xlink:type="simple" xlink:href="#__RefHeading__978_14744064" text:style-name="Internet_20_link" text:visited-style-name="Internet_20_link">3.2. Compte rendu 002 de la réunion du 2014-02-14<text:tab/>5</text:a></text:p>
          <text:p text:style-name="P15"><text:a xlink:type="simple" xlink:href="#__RefHeading__980_14744064" text:style-name="Internet_20_link" text:visited-style-name="Internet_20_link">3.3. Cahier des charges v1.2.7<text:tab/>5</text:a></text:p>
          <text:p text:style-name="P16"><text:a xlink:type="simple" xlink:href="#__RefHeading__982_14744064" text:style-name="Internet_20_link" text:visited-style-name="Internet_20_link">3.3.1. Contexte<text:tab/>5</text:a></text:p>
          <text:p text:style-name="P19"><text:a xlink:type="simple" xlink:href="#__RefHeading__4241_88340693" text:style-name="Internet_20_link" text:visited-style-name="Internet_20_link">3.3.1.1. Contraintes légales<text:tab/>5</text:a></text:p>
          <text:p text:style-name="P19"><text:a xlink:type="simple" xlink:href="#__RefHeading__4243_88340693" text:style-name="Internet_20_link" text:visited-style-name="Internet_20_link">3.3.1.2. Secrétariat central<text:tab/>5</text:a></text:p>
          <text:p text:style-name="P16"><text:a xlink:type="simple" xlink:href="#__RefHeading__984_14744064" text:style-name="Internet_20_link" text:visited-style-name="Internet_20_link">3.3.2. Documents<text:tab/>6</text:a></text:p>
          <text:p text:style-name="P19"><text:a xlink:type="simple" xlink:href="#__RefHeading__986_14744064" text:style-name="Internet_20_link" text:visited-style-name="Internet_20_link">3.3.2.1. Réquisition<text:tab/>6</text:a></text:p>
          <text:p text:style-name="P19"><text:a xlink:type="simple" xlink:href="#__RefHeading__988_14744064" text:style-name="Internet_20_link" text:visited-style-name="Internet_20_link">3.3.2.2. Waybill / Delivery note<text:tab/>6</text:a></text:p>
          <text:p text:style-name="P19"><text:a xlink:type="simple" xlink:href="#__RefHeading__990_14744064" text:style-name="Internet_20_link" text:visited-style-name="Internet_20_link">3.3.2.3. Tableaux de bord<text:tab/>6</text:a></text:p>
          <text:p text:style-name="P19"><text:a xlink:type="simple" xlink:href="#__RefHeading__992_14744064" text:style-name="Internet_20_link" text:visited-style-name="Internet_20_link">3.3.2.4. Bons pour accord de paiement<text:tab/>7</text:a></text:p>
          <text:p text:style-name="P16"><text:a xlink:type="simple" xlink:href="#__RefHeading__994_14744064" text:style-name="Internet_20_link" text:visited-style-name="Internet_20_link">3.3.3. Documents à numériser<text:tab/>7</text:a></text:p>
          <text:p text:style-name="P16"><text:a xlink:type="simple" xlink:href="#__RefHeading__996_14744064" text:style-name="Internet_20_link" text:visited-style-name="Internet_20_link">3.3.4. Solution de sauvegarde<text:tab/>7</text:a></text:p>
          <text:p text:style-name="P18"><text:a xlink:type="simple" xlink:href="#__RefHeading__2851_1059042422" text:style-name="Internet_20_link" text:visited-style-name="Internet_20_link">4. Documents demandés<text:tab/>8</text:a></text:p>
          <text:p text:style-name="P15"><text:a xlink:type="simple" xlink:href="#__RefHeading__998_14744064" text:style-name="Internet_20_link" text:visited-style-name="Internet_20_link">4.1. Pour Garmir Khatch<text:tab/>8</text:a></text:p>
          <text:p text:style-name="P15"><text:a xlink:type="simple" xlink:href="#__RefHeading__1000_14744064" text:style-name="Internet_20_link" text:visited-style-name="Internet_20_link">4.2. Pour Amu Fsi 2014 B<text:tab/>8</text:a></text:p>
          <text:p text:style-name="P18"><text:a xlink:type="simple" xlink:href="#__RefHeading__1002_14744064" text:style-name="Internet_20_link" text:visited-style-name="Internet_20_link">5. Objectifs en vue de la prochaine réunion<text:tab/>8</text:a></text:p>
        </text:index-body>
      </text:table-of-content>
      <text:p text:style-name="Text_20_body"/>
      <text:h text:style-name="P21" text:outline-level="1"><text:bookmark-start text:name="__RefHeading__8552_1647095933"/>Objectifs<text:bookmark-end text:name="__RefHeading__8552_1647095933"/></text:h>
      <text:p text:style-name="Text_20_body">Ce document rend compte de la réunion du vendredi matin 2014-02-21, qui s'est déroulée en salle 3 au sous sol du bâtiment 5 du campus universitaire de Saint-Charles à Marseille de 10:20 à 12:05, entre la maîtrise d'ouvrage <text:variable-get text:name="Client" office:value-type="string">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2790314031027364173" text:style-name="L1">
        <text:list-item>
          <text:p text:style-name="P24">Représentant <text:variable-get text:name="Client" office:value-type="string">Garmir Khatch</text:variable-get> :</text:p>
          <text:list>
            <text:list-item>
              <text:p text:style-name="P24">M. <text:span text:style-name="T1">Agopian</text:span> Roland<text:tab/><text:tab/><text:tab/>(maîtrise d'ouvrage)</text:p>
            </text:list-item>
          </text:list>
        </text:list-item>
        <text:list-item>
          <text:p text:style-name="P24">Représentant <text:user-defined style:data-style-name="N0" text:name="Éditeur">Amu Fsi 2014 B</text:user-defined> :</text:p>
          <text:list>
            <text:list-item>
              <text:p text:style-name="P24">M. <text:span text:style-name="T1">Balde</text:span> Ibrahima Sory<text:tab/><text:tab/>(assistant)</text:p>
            </text:list-item>
            <text:list-item>
              <text:p text:style-name="P24">M. <text:span text:style-name="T1">Cadon</text:span> Mehdi-Jonathan<text:tab/>(assistant, conseiller et secrétaire)</text:p>
            </text:list-item>
            <text:list-item>
              <text:p text:style-name="P24"><text:span text:style-name="T1">M. Gairoard</text:span> Lionel<text:tab/><text:tab/><text:tab/>(chef de projet)</text:p>
            </text:list-item>
            <text:list-item>
              <text:p text:style-name="P24"><text:span text:style-name="T1">M. Pachy</text:span> Ravi<text:tab/><text:tab/><text:tab/>(assistant, conseiller)</text:p>
            </text:list-item>
            <text:list-item>
              <text:p text:style-name="P24">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1<text:bookmark-end text:name="__RefHeading__976_14744064"/></text:h>
      <text:p text:style-name="Text_20_body">L'ordre du jour n'ayant pas été précisé à l'avance, il a été défini en début de réunion. Un rappel a donc été fait d'envoyer ce dernier à l'avance, accompagné de toute documentation relative (en l'occurrence le cahier des charges) afin de faire perdre le moins de temps possible à chacune des parties.</text:p>
      <text:p text:style-name="Text_20_body">M. <text:span text:style-name="T1">Agopian</text:span> précise qu'il est toujours possible d'envoyer une version non finale du CdCF <text:soft-page-break/>en précisant l'état d'avancement de celui-ci. Cette procédure étant destinée à gagner du temps lors de la réalisation. Dans ce but, il conviendra lors de ces envois de préciser les parties inchangées pour éviter une lecture redondante.</text:p>
      <text:h text:style-name="Heading_20_2" text:outline-level="2"><text:bookmark-start text:name="__RefHeading__978_14744064"/>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Pour ce qui est de la logistique et bien évidemment, lors des processus d'échanges de <text:span text:style-name="T3">Réception entrante</text:span> ou <text:span text:style-name="T3">sortante</text:span><text:span text:style-name="T4">, i.e. lorsque est reçu ou expédiée de la marchandise</text:span>, il convient de, respectivement, prévoir ou prévenir des informations relatives à celle-ci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de fournir des statistiques que de garder une trace des actions menées. L'objectif étant de pouvoir analyser ou prouver l'efficience (ou non) des ressources investies.</text:p>
      <text:h text:style-name="Heading_20_3" text:outline-level="3"><text:bookmark-start text:name="__RefHeading__984_14744064"/><text:soft-page-break/>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est émise par la distribution et correspond à une mission de transport. Ce document rassemble les informations de la mission telles que :</text:p>
      <text:list xml:id="list4543536337005804390" text:style-name="L2">
        <text:list-item>
          <text:p text:style-name="P25">la marchandise transportée (nom, quantité, poids, volume, ...),</text:p>
        </text:list-item>
        <text:list-item>
          <text:p text:style-name="P25">les acteurs en jeu (propriétaire, expéditeur, destinataire, …),</text:p>
        </text:list-item>
        <text:list-item>
          <text:p text:style-name="P25">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3">Waybill</text:span> lorsque la mission reste de bout en bout à l'intérieur même de la chaîne logistique, et de <text:span text:style-name="T3">Delivery note</text:span> lorsque la mission a pour origine ou destination un acteur extérieur à la chaîne logistique.</text:p>
      <text:p text:style-name="Text_20_body">Ce document est actuellement composé de 4 feuilles carbonées, dont les exemplaires sont répartis comme suit :</text:p>
      <text:list xml:id="list3330934655401258292" text:style-name="L3">
        <text:list-item>
          <text:p text:style-name="P26">Un premier exemplaire est conservé par la logistique au moment de l'envoi du transport (donc avant réception, si réception il y a).</text:p>
        </text:list-item>
      </text:list>
      <text:p text:style-name="Text_20_body">Après réception (la signature du destinataire faisant foi), les 3 feuilles restantes sont réparties comme suit :</text:p>
      <text:list xml:id="list32296592" text:continue-numbering="true" text:style-name="L3">
        <text:list-item>
          <text:p text:style-name="P26">Un exemplaire est conservé par le destinataire (le métier),</text:p>
        </text:list-item>
        <text:list-item>
          <text:p text:style-name="P26">Un exemplaire est conservé par la société de transport,</text:p>
        </text:list-item>
        <text:list-item>
          <text:p text:style-name="P26">Un exemplaire est retourné à la logistique pour justifier la livraison et ainsi procéder au paiement de la société de transport.</text:p>
        </text:list-item>
      </text:list>
      <text:h text:style-name="Heading_20_4" text:outline-level="4"><text:bookmark-start text:name="__RefHeading__990_14744064"/>Tableaux de bord<text:bookmark-end text:name="__RefHeading__990_14744064"/></text:h>
      <text:p text:style-name="Text_20_body">Ce document, qui se doit d'être modulaire, peut remplir de nombreux rôles en fonction des situations, et des destinataires. Généralement, il se présente sous la forme d'un tableau se terminant par un total ou un ratio, et permettant ainsi de justifier des ressources engagées, ou de témoigner des performance d'un service. Il s'agit d'un document de synthèse permettant un suivi.</text:p>
      <text:p text:style-name="Text_20_body">Le module d'édition de tableaux de bord de la suite logicielle doit ainsi permettre à un <text:soft-page-break/>utilisateur d'afficher, comme il l'entend, toutes les informations qu'il souhaite parmi celles auxquelles il a accès.</text:p>
      <text:h text:style-name="Heading_20_4" text:outline-level="4"><text:bookmark-start text:name="__RefHeading__992_14744064"/>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de contrat dont il est question (au km, à la journée, au poids, ...).</text:p>
      <text:h text:style-name="Heading_20_3" text:outline-level="3"><text:bookmark-start text:name="__RefHeading__994_14744064"/>Documents à numériser<text:bookmark-end text:name="__RefHeading__994_14744064"/></text:h>
      <text:p text:style-name="Text_20_body">La solution logicielle doit prendre en charge des documents numérisés. Elle devra par conséquent prévoir explicitement les contraintes relatives à ce type de document à savoir (liste non-exhaustive) :</text:p>
      <text:list xml:id="list3184360811994583177" text:style-name="L4">
        <text:list-item>
          <text:p text:style-name="P27">Le poids numérique,</text:p>
        </text:list-item>
        <text:list-item>
          <text:p text:style-name="P27">Les dimensions,</text:p>
        </text:list-item>
        <text:list-item>
          <text:p text:style-name="P27">La résolution,</text:p>
        </text:list-item>
        <text:list-item>
          <text:p text:style-name="P27">La couleur,</text:p>
        </text:list-item>
        <text:list-item>
          <text:p text:style-name="P27">Le format.</text:p>
        </text:list-item>
      </text:list>
      <text:p text:style-name="Text_20_body">Parmi les documents qui peuvent être numérisés figurent :</text:p>
      <text:list xml:id="list5165219632867053441" text:style-name="L5">
        <text:list-item>
          <text:p text:style-name="P28">patentes des sociétés de transport employées,</text:p>
        </text:list-item>
        <text:list-item>
          <text:p text:style-name="P28">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et automatisée.</text:p>
      <text:p text:style-name="Text_20_body">En outre, la solution proposée doit être compatible avec le top 10 des solutions de sauvegarde les plus communes, au cas où ces dernières se verraient être utilisées en <text:soft-page-break/>remplacement.</text:p>
      <text:h text:style-name="Heading_20_1" text:outline-level="1"><text:bookmark-start text:name="__RefHeading__2851_1059042422"/>Documents demandés<text:bookmark-end text:name="__RefHeading__2851_1059042422"/></text:h>
      <text:h text:style-name="Heading_20_2" text:outline-level="2"><text:bookmark-start text:name="__RefHeading__998_14744064"/>Pour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Pour <text:user-defined style:data-style-name="N0" text:name="Éditeur">Amu Fsi 2014 B</text:user-defined><text:bookmark-end text:name="__RefHeading__1000_14744064"/></text:h>
      <text:p text:style-name="Text_20_body">De son côté, l'assistance à maîtrise d'ouvrage souhaite que, pendant l'itération à venir, lui soit fournit des exemples des documents suivants :</text:p>
      <text:list xml:id="list443707950205520450" text:style-name="L6">
        <text:list-item>
          <text:p text:style-name="P30">Réquisition</text:p>
        </text:list-item>
        <text:list-item>
          <text:p text:style-name="P29"><text:span text:style-name="T3">Waybill / Delivery note</text:span>.</text:p>
        </text:list-item>
      </text:list>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02cm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02cm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02cm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02cm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02cm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02cm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4T12:13:28.25">2014-02-24</text:date></text:p>
            </table:table-cell>
            <table:table-cell table:style-name="Tableau3.C1" office:value-type="string">
              <text:p text:style-name="MP2">Version : <text:user-defined style:data-style-name="N0" text:name="Numéro du document">1.3</text:user-defined></text:p>
            </table:table-cell>
          </table:table-row>
        </table:table>
        <text:p text:style-name="MP3"/>
      </style:header>
      <style:footer>
        <text:p text:style-name="Footer"><text:page-number text:select-page="current">8</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OpenOffice/4.0.0$Win32 OpenOffice.org_project/400m3$Build-9702</meta:generator>
    <dc:title>Demande de pestation d'AMO</dc:title>
    <dc:subject>Compte rendu de réunion du 2014-02-21</dc:subject>
    <meta:document-statistic meta:table-count="6" meta:image-count="0" meta:object-count="0" meta:page-count="8" meta:paragraph-count="154" meta:word-count="1443" meta:character-count="8896"/>
    <meta:user-defined meta:name="Client">Garmir Khatch</meta:user-defined>
    <meta:user-defined meta:name="Numéro du document">1.3</meta:user-defined>
    <meta:user-defined meta:name="Référence">GK-AF2014B-AMO-CR-003</meta:user-defined>
    <meta:user-defined meta:name="Éditeur">Amu Fsi 2014 B</meta:user-defined>
  </office:meta>
</office:document-meta>
</file>